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fde6" officeooo:paragraph-rsid="000dfde6"/>
    </style:style>
    <style:style style:name="P2" style:family="paragraph" style:parent-style-name="Standard">
      <style:text-properties officeooo:rsid="000dfde6" officeooo:paragraph-rsid="000fb05f"/>
    </style:style>
    <style:style style:name="P3" style:family="paragraph" style:parent-style-name="Standard">
      <style:text-properties officeooo:paragraph-rsid="000dfde6"/>
    </style:style>
    <style:style style:name="P4" style:family="paragraph" style:parent-style-name="Standard">
      <style:text-properties officeooo:paragraph-rsid="000fb05f"/>
    </style:style>
    <style:style style:name="P5" style:family="paragraph" style:parent-style-name="Standard">
      <style:text-properties style:text-line-through-style="solid" style:text-line-through-type="single" officeooo:rsid="000dfde6" officeooo:paragraph-rsid="000dfde6"/>
    </style:style>
    <style:style style:name="P6" style:family="paragraph" style:parent-style-name="Standard">
      <style:text-properties style:text-line-through-style="solid" style:text-line-through-type="single" officeooo:rsid="000dfde6" officeooo:paragraph-rsid="000fb05f"/>
    </style:style>
    <style:style style:name="P7" style:family="paragraph" style:parent-style-name="Standard">
      <style:text-properties style:use-window-font-color="true" loext:opacity="0%" style:font-name="Droid Sans Mono" fo:font-size="10.5pt" fo:font-weight="normal" officeooo:rsid="000dfde6" officeooo:paragraph-rsid="000dfde6" fo:background-color="transparent"/>
    </style:style>
    <style:style style:name="P8" style:family="paragraph" style:parent-style-name="Standard">
      <style:text-properties style:use-window-font-color="true" loext:opacity="0%" style:font-name="Droid Sans Mono" fo:font-size="10.5pt" fo:font-weight="normal" officeooo:rsid="000dfde6" officeooo:paragraph-rsid="000fb05f" fo:background-color="transparent"/>
    </style:style>
    <style:style style:name="P9" style:family="paragraph" style:parent-style-name="Standard">
      <style:text-properties style:use-window-font-color="true" loext:opacity="0%" style:text-line-through-style="solid" style:text-line-through-type="single" style:font-name="Droid Sans Mono" fo:font-size="10.5pt" fo:font-weight="normal" officeooo:rsid="000dfde6" officeooo:paragraph-rsid="000dfde6" fo:background-color="transparent"/>
    </style:style>
    <style:style style:name="P10" style:family="paragraph" style:parent-style-name="Standard">
      <style:text-properties fo:color="#729fcf" loext:opacity="100%" style:font-name="Droid Sans Mono" fo:font-size="10.5pt" fo:font-weight="bold" officeooo:rsid="000dfde6" officeooo:paragraph-rsid="000dfde6" fo:background-color="transparent" style:font-weight-asian="bold" style:font-weight-complex="bold"/>
    </style:style>
    <style:style style:name="P11" style:family="paragraph" style:parent-style-name="Standard">
      <style:text-properties style:text-line-through-style="solid" style:text-line-through-type="single"/>
    </style:style>
    <style:style style:name="P12" style:family="paragraph" style:parent-style-name="Standard">
      <style:text-properties style:text-line-through-style="solid" style:text-line-through-type="single" officeooo:rsid="000dfde6" officeooo:paragraph-rsid="000dfde6"/>
    </style:style>
    <style:style style:name="T1" style:family="text">
      <style:text-properties style:use-window-font-color="true" loext:opacity="0%" style:font-name="Droid Sans Mono" fo:font-size="10.5pt" fo:font-weight="normal" fo:background-color="transparent" loext:char-shading-value="0"/>
    </style:style>
    <style:style style:name="T2" style:family="text">
      <style:text-properties style:use-window-font-color="true" loext:opacity="0%" style:font-name="Droid Sans Mono" fo:font-size="10.5pt" fo:font-weight="normal" officeooo:rsid="000dfde6" fo:background-color="transparent" loext:char-shading-value="0"/>
    </style:style>
    <style:style style:name="T3" style:family="text">
      <style:text-properties style:use-window-font-color="true" loext:opacity="0%" style:font-name="Droid Sans Mono" fo:font-size="10.5pt" fo:font-weight="normal" fo:background-color="transparent" loext:char-shading-value="0" style:font-weight-asian="normal" style:font-weight-complex="normal"/>
    </style:style>
    <style:style style:name="T4" style:family="text">
      <style:text-properties style:use-window-font-color="true" loext:opacity="0%" style:font-name="Droid Sans Mono" fo:font-size="10.5pt" fo:font-weight="normal" officeooo:rsid="000fb05f" fo:background-color="transparent" loext:char-shading-value="0"/>
    </style:style>
    <style:style style:name="T5" style:family="text">
      <style:text-properties fo:color="#ff0000" loext:opacity="100%" style:font-name="Droid Sans Mono" fo:font-size="10.5pt" fo:font-weight="bold" fo:background-color="transparent" loext:char-shading-value="0" style:font-weight-asian="bold" style:font-weight-complex="bold"/>
    </style:style>
    <style:style style:name="T6" style:family="text">
      <style:text-properties fo:color="#ff0000" loext:opacity="100%" style:font-name="Droid Sans Mono" fo:font-size="10.5pt" fo:font-weight="bold" officeooo:rsid="000dfde6" fo:background-color="transparent" loext:char-shading-value="0" style:font-weight-asian="bold" style:font-weight-complex="bold"/>
    </style:style>
    <style:style style:name="T7" style:family="text">
      <style:text-properties fo:color="#ff0000" loext:opacity="100%" style:font-name="Droid Sans Mono" fo:font-size="10.5pt" fo:font-weight="bold" officeooo:rsid="000fb05f" fo:background-color="transparent" loext:char-shading-value="0" style:font-weight-asian="bold" style:font-weight-complex="bold"/>
    </style:style>
    <style:style style:name="T8" style:family="text">
      <style:text-properties fo:color="#729fcf" loext:opacity="100%" fo:font-weight="bold" style:font-weight-asian="bold" style:font-weight-complex="bold"/>
    </style:style>
    <style:style style:name="T9" style:family="text">
      <style:text-properties fo:color="#729fcf" loext:opacity="100%" fo:font-weight="bold" officeooo:rsid="000fb05f" style:font-weight-asian="bold" style:font-weight-complex="bold"/>
    </style:style>
    <style:style style:name="T10" style:family="text">
      <style:text-properties fo:color="#729fcf" loext:opacity="100%" style:font-name="Droid Sans Mono" fo:font-size="10.5pt" fo:font-weight="bold" fo:background-color="transparent" loext:char-shading-value="0" style:font-weight-asian="bold" style:font-weight-complex="bold"/>
    </style:style>
    <style:style style:name="T11" style:family="text">
      <style:text-properties fo:color="#729fcf" loext:opacity="100%" style:font-name="Droid Sans Mono" fo:font-size="10.5pt" fo:font-weight="bold" officeooo:rsid="000fb05f" fo:background-color="transparent" loext:char-shading-value="0" style:font-weight-asian="bold" style:font-weight-complex="bold"/>
    </style:style>
    <style:style style:name="T12" style:family="text">
      <style:text-properties fo:color="#729fcf" loext:opacity="100%" style:font-name="Droid Sans Mono" fo:font-size="10.5pt" fo:font-weight="bold" officeooo:rsid="000dfde6" fo:background-color="transparent" loext:char-shading-value="0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5">pub</text:span><text:span text:style-name="T3"> </text:span><text:span text:style-name="T5">/pepper/status = waiting <text:s/></text:span></text:p>
      <text:p text:style-name="P6"><text:span text:style-name="T9">sub /</text:span><text:span text:style-name="T8">pepper/cmd = start</text:span></text:p>
      <text:p text:style-name="P6">debut de pepper partie 1</text:p>
      <text:p text:style-name="P5"><text:span text:style-name="T5">pub</text:span><text:span text:style-name="T3"> </text:span><text:span text:style-name="T5">/pepper/status = in game </text:span></text:p>
      <text:p text:style-name="P1"/>
      <text:p text:style-name="P11">attends du code</text:p>
      <text:p text:style-name="P5"><text:span text:style-name="T10">sub /</text:span><text:span text:style-name="T11">pepp</text:span><text:span text:style-name="T10">er/capteur/status == true</text:span></text:p>
      <text:p text:style-name="P9">code validé</text:p>
      <text:p text:style-name="P3"><text:span text:style-name="T6">pub</text:span><text:span text:style-name="T2"> </text:span><text:span text:style-name="T5">/pepper/capteur/valide</text:span><text:span text:style-name="T6"> == true</text:span></text:p>
      <text:p text:style-name="P7">pepper partie 2</text:p>
      <text:p text:style-name="P1"/>
      <text:p text:style-name="P3">attends du code</text:p>
      <text:p text:style-name="P4"><text:span text:style-name="T11">sub /</text:span><text:span text:style-name="T12">pepper/</text:span><text:span text:style-name="T10">detection/</text:span><text:span text:style-name="T12">status</text:span><text:span text:style-name="T10"> </text:span><text:span text:style-name="T12">== true</text:span></text:p>
      <text:p text:style-name="P7">code validé</text:p>
      <text:p text:style-name="P1"><text:span text:style-name="T5">pub</text:span><text:span text:style-name="T1"> </text:span><text:span text:style-name="T5">/pepper/detection/valide == true</text:span></text:p>
      <text:p text:style-name="P7">pepper partie 3</text:p>
      <text:p text:style-name="P2"/>
      <text:p text:style-name="P4">attends du code</text:p>
      <text:p text:style-name="P4"><text:span text:style-name="T11">sub /</text:span><text:span text:style-name="T12">pepper/</text:span><text:span text:style-name="T11">ia</text:span><text:span text:style-name="T10">/</text:span><text:span text:style-name="T12">status</text:span><text:span text:style-name="T10"> </text:span><text:span text:style-name="T12">== true</text:span></text:p>
      <text:p text:style-name="P8">code validé</text:p>
      <text:p text:style-name="P2"><text:span text:style-name="T5">pub</text:span><text:span text:style-name="T1"> </text:span><text:span text:style-name="T5">/pepper/</text:span><text:span text:style-name="T7">ia</text:span><text:span text:style-name="T5">/valide == true</text:span></text:p>
      <text:p text:style-name="P2"><text:span text:style-name="T1">pepper partie </text:span><text:span text:style-name="T4">4</text:span></text:p>
      <text:p text:style-name="P7"/>
      <text:p text:style-name="P7">code validé </text:p>
      <text:p text:style-name="P2"><text:span text:style-name="T5">pub</text:span><text:span text:style-name="T1"> </text:span><text:span text:style-name="T5">/pepper/status = reussi </text:span></text:p>
      <text:p text:style-name="P1">pepper partie 5</text:p>
      <text:p text:style-name="P1">OU</text:p>
      <text:p text:style-name="P1">temps dépassé</text:p>
      <text:p text:style-name="P1"><text:span text:style-name="T5">pub</text:span><text:span text:style-name="T1"> </text:span><text:span text:style-name="T5">/pepper/status = perdu </text:span></text:p>
      <text:p text:style-name="P1">pepper partie 6</text:p>
      <text:p text:style-name="P1"/>
      <text:p text:style-name="P1"/>
      <text:p text:style-name="P1"><text:span text:style-name="T10">sub /pepper/cmd = reset</text:span><text:span text:style-name="T5"> </text:span>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0dfde6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6T16:39:05.260733356</meta:creation-date>
    <dc:date>2025-01-07T17:36:59.194696200</dc:date>
    <meta:editing-duration>PT2H34M2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27" meta:word-count="89" meta:character-count="563" meta:non-whitespace-character-count="494"/>
  </office:meta>
</office:document-meta>
</file>